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81.76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7"/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1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8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4" style:family="table-cell" style:parent-style-name="Default" style:data-style-name="N109"/>
    <style:style style:name="ce15" style:family="table-cell" style:parent-style-name="Default" style:data-style-name="N84"/>
    <style:style style:name="ce16" style:family="table-cell" style:parent-style-name="Default" style:data-style-name="N11"/>
    <style:style style:name="ce19" style:family="table-cell" style:parent-style-name="Default" style:data-style-name="N2"/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8"/>
    <style:style style:name="ce20" style:family="table-cell" style:parent-style-name="Default" style:data-style-name="N110"/>
    <style:style style:name="ce22" style:family="table-cell" style:parent-style-name="Default" style:data-style-name="N41"/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Ömer Ergün</text:p>
          </table:table-cell>
          <table:table-cell table:style-name="ce6" office:value-type="string" calcext:value-type="string">
            <text:p>Steven Pham</text:p>
          </table:table-cell>
          <table:table-cell table:style-name="ce6" office:value-type="string" calcext:value-type="string">
            <text:p>Marius Schupper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8-10-15" calcext:value-type="date">
            <text:p>Montag, 2018-10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16" calcext:value-type="date">
            <text:p>Dienstag, 2018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17" calcext:value-type="date">
            <text:p>Mittwoch, 2018-10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18" calcext:value-type="date">
            <text:p>Donnerstag, 2018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19" calcext:value-type="date">
            <text:p>Freitag, 2018-10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20" calcext:value-type="date">
            <text:p>Samstag, 2018-10-20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0-21" calcext:value-type="date">
            <text:p>Sonntag, 2018-10-21</text:p>
          </table:table-cell>
          <table:table-cell table:number-columns-repeated="3" table:style-name="ce7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8-10-22" calcext:value-type="date">
            <text:p>Montag, 2018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23" calcext:value-type="date">
            <text:p>Dienstag, 2018-10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24" calcext:value-type="date">
            <text:p>Mittwoch, 2018-10-24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0-25" calcext:value-type="date">
            <text:p>Donnerstag, 2018-10-25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2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10-26" calcext:value-type="date">
            <text:p>Freitag, 2018-10-26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0-27" calcext:value-type="date">
            <text:p>Samstag, 2018-10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28" calcext:value-type="date">
            <text:p>Sonntag, 2018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0-29" calcext:value-type="date">
            <text:p>Montag, 2018-10-29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0-30" calcext:value-type="date">
            <text:p>Dienstag, 2018-10-3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10-31" calcext:value-type="date">
            <text:p>Mittwoch, 2018-10-31</text:p>
          </table:table-cell>
          <table:table-cell table:style-name="ce7" table:number-columns-repeated="2"/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8-11-01" calcext:value-type="date">
            <text:p>Donnerstag, 2018-11-01</text:p>
          </table:table-cell>
          <table:table-cell table:style-name="ce7" office:value-type="time" office:time-value="PT01H30M00S" calcext:value-type="time">
            <text:p>01:30</text:p>
          </table:table-cell>
          <table:table-cell table:number-columns-repeated="2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1-02" calcext:value-type="date">
            <text:p>Freitag, 2018-11-02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11-03" calcext:value-type="date">
            <text:p>Samstag, 2018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1-04" calcext:value-type="date">
            <text:p>Sonntag, 2018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1-05" calcext:value-type="date">
            <text:p>Montag, 2018-11-05</text:p>
          </table:table-cell>
          <table:table-cell table:style-name="ce7"/>
          <table:table-cell table:number-columns-repeated="2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1-06" calcext:value-type="date">
            <text:p>Dienstag, 2018-11-0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/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8-11-07" calcext:value-type="date">
            <text:p>Mittwoch, 2018-11-07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11-08" calcext:value-type="date">
            <text:p>Donnerstag, 2018-11-08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2" table:style-name="ce7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2">
          <table:table-cell office:value-type="date" office:date-value="2018-11-09" calcext:value-type="date">
            <text:p>Freitag, 2018-11-09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1-10" calcext:value-type="date">
            <text:p>Samstag, 2018-11-10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1-11" calcext:value-type="date">
            <text:p>Sonntag, 2018-11-11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1-12" calcext:value-type="date">
            <text:p>Montag, 2018-11-12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11-13" calcext:value-type="date">
            <text:p>Dienstag, 2018-11-13</text:p>
          </table:table-cell>
          <table:table-cell table:number-columns-repeated="2" table:style-name="ce7" office:value-type="time" office:time-value="PT04H00M00S" calcext:value-type="time">
            <text:p>04:00</text:p>
          </table:table-cell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1-14" calcext:value-type="date">
            <text:p>Mittwoch, 2018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1-15" calcext:value-type="date">
            <text:p>Donnerstag, 2018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1-16" calcext:value-type="date">
            <text:p>Freitag, 2018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1-17" calcext:value-type="date">
            <text:p>Samstag, 2018-11-17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1-18" calcext:value-type="date">
            <text:p>Sonntag, 2018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1-19" calcext:value-type="date">
            <text:p>Montag, 2018-11-19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2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1-20" calcext:value-type="date">
            <text:p>Dienstag, 2018-11-20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1-21" calcext:value-type="date">
            <text:p>Mittwoch, 2018-11-21</text:p>
          </table:table-cell>
          <table:table-cell table:style-name="ce7"/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11-22" calcext:value-type="date">
            <text:p>Donnerstag, 2018-11-22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1-23" calcext:value-type="date">
            <text:p>Freitag, 2018-11-23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1-24" calcext:value-type="date">
            <text:p>Samstag, 2018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1-25" calcext:value-type="date">
            <text:p>Sonntag, 2018-11-25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11-26" calcext:value-type="date">
            <text:p>Montag, 2018-11-26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1-27" calcext:value-type="date">
            <text:p>Dienstag, 2018-11-27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1-28" calcext:value-type="date">
            <text:p>Mittwoch, 2018-11-28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11-29" calcext:value-type="date">
            <text:p>Donnerstag, 2018-11-29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11-30" calcext:value-type="date">
            <text:p>Freitag, 2018-1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01" calcext:value-type="date">
            <text:p>Samstag, 2018-12-01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2-02" calcext:value-type="date">
            <text:p>Sonntag, 2018-12-02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2-03" calcext:value-type="date">
            <text:p>Montag, 2018-12-03</text:p>
          </table:table-cell>
          <table:table-cell table:number-columns-repeated="2"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12-04" calcext:value-type="date">
            <text:p>Dienstag, 2018-12-04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2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8-12-05" calcext:value-type="date">
            <text:p>Mittwoch, 2018-12-05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2-06" calcext:value-type="date">
            <text:p>Donnerstag, 2018-12-06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2-07" calcext:value-type="date">
            <text:p>Freitag, 2018-12-07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2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2-08" calcext:value-type="date">
            <text:p>Samstag, 2018-1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09" calcext:value-type="date">
            <text:p>Sonntag, 2018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10" calcext:value-type="date">
            <text:p>Montag, 2018-12-10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2-11" calcext:value-type="date">
            <text:p>Dienstag, 2018-12-11</text:p>
          </table:table-cell>
          <table:table-cell table:style-name="ce7"/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2">
          <table:table-cell office:value-type="date" office:date-value="2018-12-12" calcext:value-type="date">
            <text:p>Mittwoch, 2018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13" calcext:value-type="date">
            <text:p>Donnerstag, 2018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14" calcext:value-type="date">
            <text:p>Freitag, 2018-12-14</text:p>
          </table:table-cell>
          <table:table-cell table:style-name="ce7" table:number-columns-repeated="2"/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8-12-15" calcext:value-type="date">
            <text:p>Samstag, 2018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16" calcext:value-type="date">
            <text:p>Sonntag, 2018-12-16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2-17" calcext:value-type="date">
            <text:p>Montag, 2018-12-17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2-18" calcext:value-type="date">
            <text:p>Dienstag, 2018-12-18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2-19" calcext:value-type="date">
            <text:p>Mittwoch, 2018-12-19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8-12-20" calcext:value-type="date">
            <text:p>Donnerstag, 2018-12-20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2-21" calcext:value-type="date">
            <text:p>Freitag, 2018-12-21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/>
          <table:table-cell table:style-name="ce8"/>
          <table:table-cell table:number-columns-repeated="1020"/>
        </table:table-row>
        <table:table-row table:style-name="ro2">
          <table:table-cell office:value-type="date" office:date-value="2018-12-22" calcext:value-type="date">
            <text:p>Samstag, 2018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23" calcext:value-type="date">
            <text:p>Sonntag, 2018-12-23</text:p>
          </table:table-cell>
          <table:table-cell table:style-name="ce7" table:number-columns-repeated="2"/>
          <table:table-cell table:style-name="ce7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2">
          <table:table-cell office:value-type="date" office:date-value="2018-12-24" calcext:value-type="date">
            <text:p>Montag, 2018-12-24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12-25" calcext:value-type="date">
            <text:p>Dienstag, 2018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26" calcext:value-type="date">
            <text:p>Mittwoch, 2018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12-27" calcext:value-type="date">
            <text:p>Donnerstag, 2018-12-27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2-28" calcext:value-type="date">
            <text:p>Freitag, 2018-12-28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12-29" calcext:value-type="date">
            <text:p>Samstag, 2018-12-29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12-30" calcext:value-type="date">
            <text:p>Sonntag, 2018-12-30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12-31" calcext:value-type="date">
            <text:p>Montag, 2018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01" calcext:value-type="date">
            <text:p>Dienstag, 2019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02" calcext:value-type="date">
            <text:p>Mittwoch, 2019-01-02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9-01-03" calcext:value-type="date">
            <text:p>Donnerstag, 2019-01-03</text:p>
          </table:table-cell>
          <table:table-cell table:number-columns-repeated="2" table:style-name="ce7" office:value-type="time" office:time-value="PT06H00M00S" calcext:value-type="time">
            <text:p>06:00</text:p>
          </table:table-cell>
          <table:table-cell table:style-name="ce7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9-01-04" calcext:value-type="date">
            <text:p>Freitag, 2019-01-04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2">
          <table:table-cell office:value-type="date" office:date-value="2019-01-05" calcext:value-type="date">
            <text:p>Samstag, 2019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06" calcext:value-type="date">
            <text:p>Sonntag, 2019-01-06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2">
          <table:table-cell office:value-type="date" office:date-value="2019-01-07" calcext:value-type="date">
            <text:p>Montag, 2019-01-07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9-01-08" calcext:value-type="date">
            <text:p>Dienstag, 2019-01-08</text:p>
          </table:table-cell>
          <table:table-cell table:number-columns-repeated="2" table:style-name="ce7" office:value-type="time" office:time-value="PT04H00M00S" calcext:value-type="time">
            <text:p>04:00</text:p>
          </table:table-cell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9-01-09" calcext:value-type="date">
            <text:p>Mittwoch, 2019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10" calcext:value-type="date">
            <text:p>Donnerstag, 2019-01-1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9-01-11" calcext:value-type="date">
            <text:p>Freitag, 2019-01-11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9-01-12" calcext:value-type="date">
            <text:p>Samstag, 2019-01-12</text:p>
          </table:table-cell>
          <table:table-cell table:style-name="ce7"/>
          <table:table-cell table:style-name="ce7" office:value-type="time" office:time-value="PT05H00M00S" calcext:value-type="time">
            <text:p>05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9-01-13" calcext:value-type="date">
            <text:p>Sonntag, 2019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14" calcext:value-type="date">
            <text:p>Montag, 2019-01-14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9-01-15" calcext:value-type="date">
            <text:p>Dienstag, 2019-01-15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9-01-16" calcext:value-type="date">
            <text:p>Mittwoch, 2019-01-16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9-01-17" calcext:value-type="date">
            <text:p>Donnerstag, 2019-01-17</text:p>
          </table:table-cell>
          <table:table-cell table:style-name="ce7"/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9-01-18" calcext:value-type="date">
            <text:p>Freitag, 2019-01-18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9-01-19" calcext:value-type="date">
            <text:p>Samstag, 2019-01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9-01-20" calcext:value-type="date">
            <text:p>Sonntag, 2019-01-20</text:p>
          </table:table-cell>
          <table:table-cell table:number-columns-repeated="2" table:style-name="ce7" office:value-type="time" office:time-value="PT02H00M00S" calcext:value-type="time">
            <text:p>02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9-01-21" calcext:value-type="date">
            <text:p>Montag, 2019-01-21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9-01-22" calcext:value-type="date">
            <text:p>Dienstag, 2019-01-22</text:p>
          </table:table-cell>
          <table:table-cell table:number-columns-repeated="2" table:style-name="ce7" office:value-type="time" office:time-value="PT06H00M00S" calcext:value-type="time">
            <text:p>06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9-01-23" calcext:value-type="date">
            <text:p>Mittwoch, 2019-01-23</text:p>
          </table:table-cell>
          <table:table-cell table:number-columns-repeated="2" table:style-name="ce7" office:value-type="time" office:time-value="PT06H00M00S" calcext:value-type="time">
            <text:p>06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9-01-24" calcext:value-type="date">
            <text:p>Donnerstag, 2019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25" calcext:value-type="date">
            <text:p>Freitag, 2019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26" calcext:value-type="date">
            <text:p>Samstag, 2019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27" calcext:value-type="date">
            <text:p>Sonntag, 2019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28" calcext:value-type="date">
            <text:p>Montag, 2019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29" calcext:value-type="date">
            <text:p>Dienstag, 2019-01-29</text:p>
          </table:table-cell>
          <table:table-cell table:number-columns-repeated="2" table:style-name="ce7" office:value-type="time" office:time-value="PT02H00M00S" calcext:value-type="time">
            <text:p>02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9-01-30" calcext:value-type="date">
            <text:p>Mittwoch, 2019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1-31" calcext:value-type="date">
            <text:p>Donnerstag, 2019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1" calcext:value-type="date">
            <text:p>Freitag, 2019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2" calcext:value-type="date">
            <text:p>Samstag, 2019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3" calcext:value-type="date">
            <text:p>Sonntag, 2019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4" calcext:value-type="date">
            <text:p>Montag, 2019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5" calcext:value-type="date">
            <text:p>Dienstag, 2019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6" calcext:value-type="date">
            <text:p>Mittwoch, 2019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7" calcext:value-type="date">
            <text:p>Donnerstag, 2019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9-02-08" calcext:value-type="date">
            <text:p>Freitag, 2019-02-08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formula="of:=[.B2]" office:value-type="string" office:string-value="Ömer Ergün" calcext:value-type="string">
            <text:p>Ömer Ergün</text:p>
          </table:table-cell>
          <table:table-cell table:formula="of:=[.C2]" office:value-type="string" office:string-value="Steven Pham" calcext:value-type="string">
            <text:p>Steven Pham</text:p>
          </table:table-cell>
          <table:table-cell table:formula="of:=[.D2]" office:value-type="string" office:string-value="Marius Schuppert" calcext:value-type="string">
            <text:p>Marius Schuppert</text:p>
          </table:table-cell>
          <table:table-cell/>
          <table:table-cell table:style-name="ce9" office:value-type="string" calcext:value-type="string">
            <text:p>Gesamt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umme</text:p>
          </table:table-cell>
          <table:table-cell table:style-name="ce11" table:formula="of:=SUM([.B4:.B120])" office:value-type="time" office:time-value="PT145H00M00S" calcext:value-type="time">
            <text:p>145:00</text:p>
          </table:table-cell>
          <table:table-cell table:style-name="ce11" table:formula="of:=SUM([.C4:.C120])" office:value-type="time" office:time-value="PT157H00M00S" calcext:value-type="time">
            <text:p>157:00</text:p>
          </table:table-cell>
          <table:table-cell table:style-name="ce11" table:formula="of:=SUM([.D4:.D120])" office:value-type="time" office:time-value="PT160H00M00S" calcext:value-type="time">
            <text:p>160:00</text:p>
          </table:table-cell>
          <table:table-cell/>
          <table:table-cell table:style-name="ce12" table:formula="of:=SUM([.B122:.D122])" office:value-type="time" office:time-value="PT462H00M00S" calcext:value-type="time">
            <text:p>462:00</text:p>
          </table:table-cell>
          <table:table-cell table:number-columns-repeated="1018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hlenspiele" table:style-name="ta2">
        <table:table-column table:style-name="co6" table:default-cell-style-name="ce21"/>
        <table:table-column table:style-name="co4" table:number-columns-repeated="5" table:default-cell-style-name="ce1"/>
        <table:table-column table:style-name="co5" table:number-columns-repeated="1018" table:default-cell-style-name="ce1"/>
        <table:table-row table:style-name="ro2">
          <table:table-cell table:style-name="ce13" office:value-type="string" calcext:value-type="string">
            <text:p>Heute</text:p>
          </table:table-cell>
          <table:table-cell table:style-name="ce14" table:formula="of:=TODAY()" office:value-type="date" office:date-value="2019-01-29" calcext:value-type="date">
            <text:p>29.1.19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rojektstart</text:p>
          </table:table-cell>
          <table:table-cell table:style-name="ce15" office:value-type="date" office:date-value="2018-10-15" calcext:value-type="date">
            <text:p>2018-10-15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rojektende</text:p>
          </table:table-cell>
          <table:table-cell table:style-name="ce15" office:value-type="date" office:date-value="2019-02-08" calcext:value-type="date">
            <text:p>2019-02-08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rojekttage insgesamt</text:p>
          </table:table-cell>
          <table:table-cell table:formula="of:=DATEDIF([.B2];[.B3];&quot;d&quot;)"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Tage vergangen</text:p>
          </table:table-cell>
          <table:table-cell table:formula="of:=DATEDIF([.B2];[.B1];&quot;d&quot;)"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Tage bis Projektende</text:p>
          </table:table-cell>
          <table:table-cell table:formula="of:=DATEDIF([.B1];[.B3];&quot;d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rojektzeit vergangen</text:p>
          </table:table-cell>
          <table:table-cell table:style-name="ce16" table:formula="of:=[.B5]/[.B4]" office:value-type="percentage" office:value="0.913793103448276" calcext:value-type="percentage">
            <text:p>91,38 %</text:p>
          </table:table-cell>
          <table:table-cell table:style-name="ce17" office:value-type="string" calcext:value-type="string">
            <text:p>Mitglied 1</text:p>
          </table:table-cell>
          <table:table-cell table:style-name="ce17" office:value-type="string" calcext:value-type="string">
            <text:p>Mitglied 2</text:p>
          </table:table-cell>
          <table:table-cell table:style-name="ce17" office:value-type="string" calcext:value-type="string">
            <text:p>Mitglied 3</text:p>
          </table:table-cell>
          <table:table-cell table:style-name="ce13" office:value-type="string" calcext:value-type="string">
            <text:p>Gesam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Zeit in h pro Teammitglied</text:p>
          </table:table-cell>
          <table:table-cell office:value-type="float" office:value="180" calcext:value-type="float">
            <text:p>180</text:p>
          </table:table-cell>
          <table:table-cell table:style-name="ce18" table:formula="of:=[Zeitabrechnung.B122]" office:value-type="time" office:time-value="PT145H00M00S" calcext:value-type="time">
            <text:p>145:00</text:p>
          </table:table-cell>
          <table:table-cell table:style-name="ce18" table:formula="of:=[Zeitabrechnung.C122]" office:value-type="time" office:time-value="PT157H00M00S" calcext:value-type="time">
            <text:p>157:00</text:p>
          </table:table-cell>
          <table:table-cell table:style-name="ce18" table:formula="of:=[Zeitabrechnung.D122]" office:value-type="time" office:time-value="PT160H00M00S" calcext:value-type="time">
            <text:p>160:00</text:p>
          </table:table-cell>
          <table:table-cell table:formula="of:=SUM([.C8:.E8])*24" office:value-type="float" office:value="462" calcext:value-type="float">
            <text:p>46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Zeit/Tage (Soll in B, real in C,D,E,F)</text:p>
          </table:table-cell>
          <table:table-cell table:style-name="ce19" table:formula="of:=[.B8]/[.B4]" office:value-type="float" office:value="1.55172413793103" calcext:value-type="float">
            <text:p>1,55</text:p>
          </table:table-cell>
          <table:table-cell table:style-name="ce19" table:formula="of:=([.C8]*24)/[.B5]" office:value-type="float" office:value="1.36792452830189" calcext:value-type="float">
            <text:p>1,37</text:p>
          </table:table-cell>
          <table:table-cell table:style-name="ce19" table:formula="of:=([.D8]*24)/[.B5]" office:value-type="float" office:value="1.4811320754717" calcext:value-type="float">
            <text:p>1,48</text:p>
          </table:table-cell>
          <table:table-cell table:style-name="ce19" table:formula="of:=([.E8]*24)/[.B5]" office:value-type="float" office:value="1.50943396226415" calcext:value-type="float">
            <text:p>1,51</text:p>
          </table:table-cell>
          <table:table-cell table:style-name="ce19" table:formula="of:=SUM([.C9:.E9])/3" office:value-type="float" office:value="1.45283018867925" calcext:value-type="float">
            <text:p>1,4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rwartete (max.) eingetragene Zeit aktuell</text:p>
          </table:table-cell>
          <table:table-cell table:formula="of:=[.B5]*[.B9]" office:value-type="float" office:value="164.48275862069" calcext:value-type="float">
            <text:p>164,48275862069</text:p>
          </table:table-cell>
          <table:table-cell table:style-name="ce20" table:formula="of:=-[.B10]+([Zeitabrechnung.B122]*24)" office:value-type="float" office:value="-19.4827586206897" calcext:value-type="float">
            <text:p>-19</text:p>
          </table:table-cell>
          <table:table-cell table:style-name="ce20" table:formula="of:=-[.B10]+([Zeitabrechnung.C122]*24)" office:value-type="float" office:value="-7.48275862068968" calcext:value-type="float">
            <text:p>-7</text:p>
          </table:table-cell>
          <table:table-cell table:style-name="ce20" table:formula="of:=-[.B10]+([Zeitabrechnung.D122]*24)" office:value-type="float" office:value="-4.48275862068965" calcext:value-type="float">
            <text:p>-4</text:p>
          </table:table-cell>
          <table:table-cell table:style-name="ce20" table:formula="of:=SUM([.C10:.E10])" office:value-type="float" office:value="-31.448275862069" calcext:value-type="float">
            <text:p>-31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ce22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7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/>
      <number:text>.</number:text>
      <number:month/>
      <number:text>.</number:text>
      <number:year/>
    </number:date-style>
    <number:number-style style:name="N110P0" style:volatile="true">
      <number:number number:decimal-places="0" loext:min-decimal-places="0" number:min-integer-digits="1"/>
    </number:number-style>
    <number:number-style style:name="N110">
      <style:text-properties fo:color="#ff0000"/>
      <number:text>-</number:text>
      <number:number number:decimal-places="0" loext:min-decimal-places="0" number:min-integer-digits="1"/>
      <style:map style:condition="value()&gt;=0" style:apply-style-name="N110P0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initial-creator>Kai Mindermann</meta:initial-creator>
    <meta:creation-date>2015-10-06T10:15:48Z</meta:creation-date>
    <dc:date>2019-01-29T20:50:08.828183687</dc:date>
    <meta:editing-cycles>41</meta:editing-cycles>
    <meta:editing-duration>PT30S</meta:editing-duration>
    <meta:document-statistic meta:table-count="2" meta:cell-count="327" meta:object-count="0"/>
  </office:meta>
</office:document-meta>
</file>